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fo:font-size="14pt" fo:font-weight="normal" officeooo:rsid="00118700" officeooo:paragraph-rsid="0011870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272c4" officeooo:paragraph-rsid="001272c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158466" fo:font-size="14pt" fo:font-weight="normal" officeooo:rsid="000efa94" officeooo:paragraph-rsid="000e94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58466" fo:font-size="14pt" fo:font-weight="normal" officeooo:rsid="00155835" officeooo:paragraph-rsid="00155835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0fca6d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155835" style:font-size-asian="26pt" style:font-weight-asian="bold" style:font-size-complex="26pt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6" style:family="text">
      <style:text-properties fo:color="#ff0000" fo:font-size="14pt" fo:font-weight="normal" officeooo:rsid="000fca6d" style:font-size-asian="12.25pt" style:font-weight-asian="normal" style:font-size-complex="14pt" style:font-weight-complex="normal"/>
    </style:style>
    <style:style style:name="T7" style:family="text">
      <style:text-properties fo:color="#ff0000" officeooo:rsid="000e94b9"/>
    </style:style>
    <style:style style:name="T8" style:family="text">
      <style:text-properties fo:color="#000000"/>
    </style:style>
    <style:style style:name="T9" style:family="text">
      <style:text-properties fo:color="#000000" officeooo:rsid="001272c4"/>
    </style:style>
    <style:style style:name="T10" style:family="text">
      <style:text-properties officeooo:rsid="001272c4"/>
    </style:style>
    <style:style style:name="T11" style:family="text">
      <style:text-properties officeooo:rsid="001558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S</text:span><text:span text:style-name="T2">QL_INJECTION_I</text:span><text:span text:style-name="T3">MAGES</text:span></text:p>
      <text:p text:style-name="P1"/>
      <text:p text:style-name="P7"><text:span text:style-name="T5"/></text:p>
      <text:p text:style-name="P8"><text:span text:style-name="T7">L</text:span><text:span text:style-name="T4">e procede est exactement le meme que pour la SQL_INJECTION_MEMEBERS, se referrer a ce documen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1-24T17:55:49.238988823</dc:date>
    <meta:editing-duration>PT15M54S</meta:editing-duration>
    <meta:editing-cycles>4</meta:editing-cycles>
    <meta:generator>LibreOffice/6.3.4.2$MacOSX_X86_64 LibreOffice_project/60da17e045e08f1793c57c00ba83cdfce946d0aa</meta:generator>
    <meta:document-statistic meta:table-count="0" meta:image-count="0" meta:object-count="0" meta:page-count="1" meta:paragraph-count="2" meta:word-count="18" meta:character-count="125" meta:non-whitespace-character-count="109"/>
  </office:meta>
</office:document-meta>
</file>